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T6" style:family="text">
      <style:text-properties style:text-line-through-type="single"/>
    </style:style>
    <style:style style:name="P1" style:family="paragraph" style:parent-style-name="Normal">
      <style:paragraph-properties fo:text-align="center"/>
    </style:style>
  </office:automatic-styles>
  <office:body>
    <office:text>
      <text:p text:style-name="P1">Part 1</text:p>
      <text:p text:style-name="P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
      <text:p text:style-name="Normal">Do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herself around others was one of them. That was just as well though; she had things she needed to *hide*, not to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heed i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In fact, her heart was beating so loudly it wouldn’t be strange if you could hear it yourself. And her eyes, they were looking at everything except for you.</text:p>
      <text:p text:style-name="Normal">“Um... So, what are you doing here?” she ventured to ask, her voice reaching a higher pitch with every word.</text:p>
      <text:p text:style-name="Normal">Your answer was to raise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she couldn’t remember: her mind was busy figuring out whether she had lost herself too deep in her delusions or you really were walking together. Still, she wondered.</text:p>
      <text:p text:style-name="Normal">“...”</text:p>
      <text:p text:style-name="Normal">Anxiously, she wondered. She didn’t have to wonder for long: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text:p>
      <text:p text:style-name="Normal">“Hmmm...” you tilted your head.</text:p>
      <text:p text:style-name="Normal">She tilted her head too: “?”</text:p>
      <text:p text:style-name="Normal">“Hey, I have an idea,” and, looking her dead in the eye, “let’s make a group, you and me.”</text:p>
      <text:p text:style-name="Normal">“...Huh?!”</text:p>
      <text:p text:style-name="Normal"><text:span text:style-name="T1">W-wait! No! I can’t! I’m not ready!! W-we haven’t even held hands yet...!! <text:s text:c="1"/></text:span>Your statement sent her imagination into overdrive, and she was imagining your future together.</text:p>
      <text:p text:style-name="Normal">“Ah, I mean it’s fine if you don’t want to,” you followed up.</text:p>
      <text:p text:style-name="Normal">“N-no, it’s okay, let’s do that!”</text:p>
      <text:p text:style-name="Normal">And so it was decided: the two of you would form a group. <text:span text:style-name="T1">Not a bad outcome... I’m glad...</text:span></text:p>
      <text:p text:style-name="Normal">This exchange burnt through virtually all of her social battery, and as that forced her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a few days later.</text:p>
      <text:p text:style-name="Normal"><text:span text:style-name="T1">So... This means... </text:span>that her brain must have failed to process a very important exchange you two had. That, or she actually did cross the point of no return in her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text:span> <text:span text:style-name="T1">But it’s all a dream... </text:span>Full of resolve, *SMACK!!* she slapped herself awake . And yet,</text:p>
      <text:p text:style-name="Normal"><text:span text:style-name="T1">“Ouch...” It hurts...! </text:span>And 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in the art of embarrassing herself in front of others. <text:span text:style-name="T1">Whatever... </text:span>The silver lining was that she was too mentally exhausted to feel embarrassed. As for you,</text:p>
      <text:p text:style-name="Normal">“Sorry, my bad,” you were all smiles, “you really are a funny one, you know?”</text:p>
      <text:p text:style-name="Normal">Her head drooped to the side and she chuckled in resignation (she’d given up on herself), “heh... I’m a real clown aren’t I...”</text:p>
      <text:p text:style-name="Normal">“Oh, I don’t mean it in a bad way. It’s more like... I don’t get bored when I’m around you. I guess I’m trying to say that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again. Perhaps because of the sudden acceleration, the corners of her mouth were getting pushed back all the way to her ears, and it took all her self-restraint to stop herself from making the widest grin within a ten kilometre radius.</text:p>
      <text:p text:style-name="Normal">“Thanks...” </text:p>
      <text:p text:style-name="Normal">“Still, I’d say we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 ran away.</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Greek tragedies, the more she tried to escape her fate, the more she got trapped in it. So many scenarii went through her mind, and in all of them, at the end of all of them, you smiled at her happily. <text:span text:style-name="T1">Happily...</text:span></text:p>
      <text:p text:style-name="Normal">Here was the wrong place, now was the wrong time, but it’s never too late, <text:span text:style-name="T1">right?</text:span></text:p>
      <text:p text:style-name="Normal">Even so, even though you weren’t here, she could only bring herself to think it: she’d been an empty shell since long before you stole her heart. Still, <text:span text:style-name="T1">would you go out with me?</text:span></text:p>
      <text:p text:style-name="Normal"/>
      <text:p text:style-name="P1"><text:span text:style-name="T1">•••</text:spa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it came to her attention that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he sat back on her bed again.</text:p>
      <text:p text:style-name="Normal">“...”</text:p>
      <text:p text:style-name="Normal">Then she got bored of that, so she started walking around aimlessly. Little by little, her room was growing dark, and she welcomed that darkness, she welcomed its silent company. It wasn’t noisy and intrusive like sunlight, and it would politely go away if she just turned the lights on. So she didn’t turn the lights on. Instead, she went to meet its sourc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Then, 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calm,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across the night, running far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1">•• ••</text:p>
      <text:p text:style-name="Normal"/>
      <text:p text:style-name="Normal"><text:span text:style-name="T6">It had taken its sweet time, but the sun finally poked its head over the horizon. </text:span><text:span text:style-name="T5">Well, not like I’m one to talk. </text:span><text:span text:style-name="T6">She was all too familiar with the struggle of getting up in the morning. So, as its rays lazily crossed over from the east and made their way to her house,</text:span></text:p>
      <text:p text:style-name="Normal"><text:span text:style-name="T6">“Good morning,” she said, “good job waking up.”</text:span></text:p>
      <text:p text:style-name="Normal"><text:span text:style-name="T6">She’d been waiting for it —she’d made a point of not mentioning that though— for, rather than fresh, the air on the balcony was straight up cold. But, she had taken care of wearing a warm sweater over her pyjamas, not to mention the muffler she’d wrapped around herself and the knit cap covering her head. Plus, she had grown used to the temperature by now. However, her preparation did have an unforeseen consequence.</text:span></text:p>
      <text:p text:style-name="Normal"><text:span text:style-name="T6">“Brr!”</text:span></text:p>
      <text:p text:style-name="Normal"><text:span text:style-name="T6">When the sunlight finally touched her face, she shivered a little. She was counting on its warmth, </text:span><text:span text:style-name="T5">but I guess you’re not fully awake yet. </text:span><text:span text:style-name="T6">Perhaps, like everyone else, the sun needed a cup of coffee before it could function properly. Not that she actually understood —or, for that matter, shared— that need. She’d tried coffee once, but it was so incredibly bitter she couldn’t help but wonder, </text:span><text:span text:style-name="T5">do people really drink this? </text:span><text:span text:style-name="T6">Ever since then, she hadn’t bothered drinking it again.</text:span></text:p>
      <text:p text:style-name="Normal"><text:span text:style-name="T6">So, when she extended her two hands and asked the sun</text:span></text:p>
      <text:p text:style-name="Normal"><text:span text:style-name="T6">“Want a sip?”</text:span></text:p>
      <text:p text:style-name="Normal"><text:span text:style-name="T6">It wasn’t coffee she was offering, it was hot chocolate. In-between her hands was her favourite mug, and from her favourite mug rose a faint, fragrant steam. And, since the sun showed no sign of wanting to drink,</text:span></text:p>
      <text:p text:style-name="Normal"><text:span text:style-name="T6">*Sip* she decided to do so herself.</text:span></text:p>
      <text:p text:style-name="Normal"><text:span text:style-name="T6">“Haah... Dawn tastes sweet, today.”</text:span></text:p>
      <text:p text:style-name="Normal"/>
      <text:p text:style-name="Normal"/>
      <text:p text:style-name="Normal"/>
      <text:p text:style-name="Normal">(ᵕ—<text:span text:style-name="T1">‸</text:span>—)</text:p>
      <text:p text:style-name="Normal"/>
      <text:p text:style-name="Normal"><text:span text:style-name="T1">It must be incredibly cosy, to have clouds as a bed. I wonder what it feels like. </text:span>However it felt, the sun must have loved it, otherwise it wouldn’t be so reluctant to rise and shine. <text:span text:style-name="T1">I totally get how you feel, </text:span>she yawned, <text:span text:style-name="T1">it’s such a pain to wake up early in the morning, right? </text:span>It was a struggle she was all too familiar with, so, as the sun’s rays crossed over from the east and lazily made their way to her home,</text:p>
      <text:p text:style-name="Normal">“Good morning,” she said, “good job waking up.”</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